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5f1b" officeooo:paragraph-rsid="00185f1b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72edb" style:font-size-asian="18pt" style:font-style-asian="normal" style:font-weight-asian="normal" style:font-size-complex="18pt"/>
    </style:style>
    <style:style style:name="T5" style:family="text">
      <style:text-properties officeooo:rsid="00172e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he People’s Assembly, convening on the </text:span><text:span text:style-name="T4">21st</text:span><text:span text:style-name="T3"> of </text:span><text:span text:style-name="T4">October</text:span><text:span text:style-name="T3"> 2020 under the </text:span><text:span text:style-name="T4">28th</text:span><text:span text:style-name="T3"> PA Meeting.</text:span></text:p>
      <text:p text:style-name="P1"/>
      <text:p text:style-name="P1">The Assembly, recognising the current situation,</text:p>
      <text:p text:style-name="P1"/>
      <text:p text:style-name="P4">Constitutes the need to increase the time that items take to despawn from 5 to 10 minutes.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1"/>
      <text:p text:style-name="P1"/>
      <text:p text:style-name="P1"/>
      <text:p text:style-name="Standard"><text:span text:style-name="T1">[</text:span><text:span text:style-name="T2">Motion 28-2: To increase item despawn time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0-21T18:12:23.482870975</dc:date>
    <meta:editing-duration>PT2M11S</meta:editing-duration>
    <meta:editing-cycles>4</meta:editing-cycles>
    <meta:generator>LibreOffice/7.0.2.2$Linux_X86_64 LibreOffice_project/0b4360524e0359c479b908cb9f8f3765ab0cc7ad</meta:generator>
    <meta:document-statistic meta:table-count="0" meta:image-count="0" meta:object-count="0" meta:page-count="1" meta:paragraph-count="7" meta:word-count="50" meta:character-count="299" meta:non-whitespace-character-count="256"/>
  </office:meta>
</office:document-meta>
</file>